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text-properties fo:background-color="transparent"/>
    </style:style>
    <style:style style:name="P2" style:family="paragraph" style:parent-style-name="List_20_Paragraph" style:list-style-name="WWNum5">
      <style:text-properties fo:background-color="transparent"/>
    </style:style>
    <style:style style:name="P3" style:family="paragraph" style:parent-style-name="Standard">
      <style:text-properties fo:background-color="transparent"/>
    </style:style>
    <style:style style:name="P4" style:family="paragraph" style:parent-style-name="Standard" style:master-page-name="Standard">
      <style:paragraph-properties fo:text-align="center" style:justify-single-word="false" style:page-number="auto"/>
      <style:text-properties fo:background-color="transparen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background-color="#ffff00"/>
    </style:style>
    <style:style style:name="T5" style:family="text">
      <style:text-properties fo:background-color="#ffff00"/>
    </style:style>
    <style:style style:name="T6" style:family="text">
      <style:text-properties fo:font-style="italic" style:font-style-asian="italic" style:font-style-complex="italic"/>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i Lab : son histoire épique, sa trajectoire unique</text:span></text:p>
      <text:p text:style-name="P3"><text:span text:style-name="T2">Depuis sa création en janvier 2017, le laboratoire d’innovation publique Ti Lab a bien évolué ! La richesse de son parcours s’appréhende au travers d’une série d’évènements et de rencontres décisives, de petites et de grandes réussites, mais aussi de tâtonnements et d’échecs. Des échecs tout à fait relatifs puisque, dès qu’il entend ce mot, Benoît Vallauri réagit du tac au tac en citant Nelson Mandela : « Je ne perds jamais : soit je gagne, soit j’apprends ». En évoquant le passé de Ti Lab, Benoît Vallauri dessine en creux les devenirs possibles et les défis à relever pour ce laboratoire unique en son genre. Un nouveau et passionnant terrain d’exploration…</text:span></text:p>
      <text:p text:style-name="P3"/>
      <text:list xml:id="list4651742680138860756" text:style-name="Outline">
        <text:list-item>
          <text:h text:style-name="P1" text:outline-level="1">En tant que directeur d’un laboratoire d’innovation publique, diriez-vous que la curiosité est-elle un vilain défaut ?</text:h>
        </text:list-item>
      </text:list>
      <text:p text:style-name="P3"><text:span text:style-name="T2">Benoît Vallauri :</text:span> « La curiosité est, bien évidemment, une incroyable qualité. Sans curiosité, il n’y a pas de créativité, donc pas d’innovation… La curiosité, c’est aussi le vecteur de création de sens au sein des organisations et c’est un formidable moteur de renouvellement, l’occasion de porter un regard critique et constructif sur ce que l’on fait  ! » </text:p>
      <text:p text:style-name="P3"/>
      <text:list xml:id="list35469709" text:continue-numbering="true" text:style-name="Outline">
        <text:list-item>
          <text:h text:style-name="P1" text:outline-level="1">Si Ti Lab était une personne, à quel stade de « maturité » serait-il aujourd’hui ? </text:h>
        </text:list-item>
      </text:list>
      <text:p text:style-name="P3"><text:span text:style-name="T2">Benoît Vallauri :</text:span> « On peut dire que Ti Lab est aujourd’hui un jeune adulte, avec les fragilités et les interrogations liées à cet âge. Il a terminé ses études, a appris de ses expériences, a été évalué. Dans le réseau des laboratoires d’innovation publique, il fait partie des “vieux labos” et nous sommes régulièrement amenés à le présenter aux laboratoires naissants et à former leurs futurs animateurs.</text:p>
      <text:p text:style-name="P3">Aujourd’hui, Ti Lab arrive à l’âge où il doit se poser la question de ses engagements pour les prochaines années. Il lui faut clarifier ce qu’il voudrait devenir, en laissant la place à une certaine forme de sérendipité. Devrait-il devenir un laboratoire des transitions, notamment environnementales ? Tout reste à imaginer… </text:p>
      <text:p text:style-name="P3">Dans tous les cas, il est temps pour lui de stabiliser son projet de vie, car il n’a pas encore gagné l’autonomie nécessaire pour devenir un adulte à part entière. Aujourd’hui, c’est difficile de ne pas avoir de visibilité sur nos effectifs en 2024. Que va devenir Ti Lab si l’équipe est réduite faute de financements ? Nous ne le savons pas encore ! ».</text:p>
      <text:p text:style-name="P3"/>
      <text:list xml:id="list35467877" text:continue-numbering="true" text:style-name="Outline">
        <text:list-item>
          <text:h text:style-name="P1" text:outline-level="1">Pouvez-vous nous raconter la naissance de Ti Lab ? </text:h>
        </text:list-item>
      </text:list>
      <text:p text:style-name="P3"><text:span text:style-name="T2">Benoît Vallauri :</text:span> « En 2016, un rapport national pointait la nécessité de penser différemment les services publics en associant les usagers à la co-construction, en réfléchissant à l’échelon territorial pour être “au plus proche” des usagers. L’État a donc publié un appel à projets pour financer, pendant 18 mois, des laboratoires d’innovation dans chaque région. En Bretagne, notre laboratoire doit sa naissance à celle que j’appelle affectueusement la “maman de Ti Lab”, Danielle Fourdan, alors adjointe au Secrétariat Général pour les Affaires Régionales (SGAR Bretagne). Elle était convaincue par ces démarches d’innovation, de co-construction, et c’est elle qui avait eu la bonne idée de répondre en commun avec la Région. Pourquoi ? Parce <text:soft-page-break/>que la Bretagne est, par essence, une terre de coopération : ensemble, on est plus forts et on peut additionner les moyens ». </text:p>
      <text:p text:style-name="P3"/>
      <text:list xml:id="list35478168" text:continue-numbering="true" text:style-name="Outline">
        <text:list-item>
          <text:h text:style-name="P1" text:outline-level="1">En quoi Ti Lab est-il différent des autres laboratoires d’innovation  publique ?</text:h>
        </text:list-item>
      </text:list>
      <text:p text:style-name="P3"><text:span text:style-name="T2">Benoît Vallauri :</text:span> « De manière simultanée, partout en France, sont nés plusieurs laboratoires d’innovation très protéiformes. La particularité de Ti Lab provient d’abord du fait qu’il n’y a pas, d’un côté, les projets de la Région et de l’autre, les projets du Ti Lab. Les projets sont communs, avec des hybridations fortes entre les différentes administrations, entre les différents territoires. L’autre particularité de Ti Lab s’inscrit dans son financement : les deux premières sources proviennent à égalité de la Préfecture et la Région, ainsi que de la direction interministérielle de la transformation publique (DITP). Aujourd’hui, sa principale source de financement émane d’appels à projets auxquels nous répondons. Pour 1 € d’argent public versé dans notre budget de fonctionnement, nous allons chercher 6 € de financement liés à des appels à projets ! Pour ces raisons, pour bien d’autres, Ti Lab est un laboratoire d’innovation unique en son genre ! ».</text:p>
      <text:p text:style-name="P3"/>
      <text:list xml:id="list35472844" text:continue-numbering="true" text:style-name="Outline">
        <text:list-item>
          <text:h text:style-name="P1" text:outline-level="1">En poursuivant cette métaphore du « personnage Ti Lab », comment se sont déroulées ses premières années de vie ? </text:h>
        </text:list-item>
      </text:list>
      <text:p text:style-name="P3"><text:span text:style-name="T2">Benoît Vallauri :</text:span> « De janvier 2017 à mi-2018, c’était la période d’expérimentation où tout était à construire : le lieu, le projet, les méthodes d’animation… À l’issue de ces 18 mois, Ti Lab a été évalué par la préfecture et par la DITP. À cette époque, la moitié des laboratoires d’innovation publique montés en 2017 avaient déjà disparu, soit parce qu’il n’y avait personne pour animer la démarche, soit parce qu’ils étaient trop axés “solutions”, soit par manque d’ambition stratégique. Nous, nous avions réussi à démontrer par la preuve que Ti Lab était utile, non seulement auprès des décideurs, mais aussi auprès de ceux qui gravitaient autour de lui. L’aventure pouvait continuer… De la mi-2018 à mars 2020, l’enfant Ti Lab a grandi et a gagné en maturité, passant de l’opérationnel à la stratégie, avec un modèle plus affirmé. C’est aussi la période où, bien qu’entouré par toute une communauté d’agents motivés et de prestataires, j’étais le seul à être “100 % Ti Lab” : j’animais alors jusqu’à 4 jours d’atelier par semaine. Un rythme intenable ! » </text:p>
      <text:p text:style-name="P3"/>
      <text:list xml:id="list35472632" text:continue-numbering="true" text:style-name="Outline">
        <text:list-item>
          <text:h text:style-name="P1" text:outline-level="1">Arrivent la préadolescence, puis l’adolescence, dans un contexte tourmenté de crise sanitaire lié au Covid. Comment Ti Lab a-t-il surmonté cette période ? </text:h>
        </text:list-item>
      </text:list>
      <text:p text:style-name="P3"><text:span text:style-name="T2">Benoît Vallauri :</text:span> « En mars 2020, c’est le premier confinement lié à la crise sanitaire Covid. À quoi sert un laboratoire d’innovation public s’il ne peut plus aller sur le terrain ? Nous aurions pu décider de ne rien faire… Mais ça n’est pas dans le tempérament de notre Ti Lab ! Durant toute cette période très particulière, nous avons pleinement démontré notre utilité. L’adolescent Ti Lab s’est émancipé : nous avions obtenu le droit à l’auto-saisine ce qui nous a permis de nous emparer de sujets sans “bon de commande”. Nous avons ainsi créé le site internet “Riposte créative Bretagne” sur lequel nous avons compilé toutes les initiatives mises <text:soft-page-break/>en place face à la crise sanitaire. Nous avons également servi de relais aux partenaires territoriaux qui avaient besoin d’accéder aux administrations. Par exemple : les Makers des FabLab, qui fabriquaient du matériel médical ou de protection, n’avaient pas d’autorisation de déplacement. Nous avons mobilisé nos contacts pour leur obtenir non seulement ces autorisations, mais aussi des financements publics. Nous avons également fédéré des couturières bretonnes pour coudre des masques en tissu, rassembler des associations et les faire parler ensemble ».</text:p>
      <text:p text:style-name="P3"/>
      <text:list xml:id="list35487883" text:continue-numbering="true" text:style-name="Outline">
        <text:list-item>
          <text:h text:style-name="P1" text:outline-level="1">Après la crise du COVID, Ti Lab connaît une véritable crise de croissance. Comment l’a-t-il surmontée ? </text:h>
        </text:list-item>
      </text:list>
      <text:p text:style-name="P3"><text:span text:style-name="T2">Benoît Vallauri :</text:span> « C’est vrai que, de mars 2021 à novembre 2022, Ti Lab a connu une période d’hypercroissance pendant laquelle nous avons bénéficié tout à la fois de l’espace de confiance construit au fil des ans et de nombreux financements du Plan de relance. Nous avons géré cette montée en puissance avec mon adjointe et une apprentie. À trois, le rythme était intense, avec vingtaine de projets accompagnés en simultané ! Heureusement, en novembre 2022, les renforts sont arrivés ! Depuis, j’ai une équipe de choc à mes côtés : 9 collaborateurs qui ont en commun d’avoir une forte appétence pour les sujets d’innovation. Reste à savoir ce que cette équipe va devenir en décembre 2023 si les financements ne sont pas reconduits… ». </text:p>
      <text:p text:style-name="P3"/>
      <text:list xml:id="list35483707" text:continue-numbering="true" text:style-name="Outline">
        <text:list-item>
          <text:h text:style-name="P1" text:outline-level="1">Quelles ont été les plus grandes victoires de Ti Lab ? </text:h>
        </text:list-item>
      </text:list>
      <text:p text:style-name="P3"><text:span text:style-name="T2">Benoît Vallauri :</text:span> « Notre plus grande fierté, c’est notre communauté ! Ti Lab rassemble des personnes issues d’espaces et de structures différentes, des agents curieux, intéressants, qui ont envie de changer leur manière de travailler. C’est toujours un bonheur d’entendre des témoignages de personnes qui ont retrouvé un sens à leur mission après avoir travaillé avec le Ti Lab. </text:p>
      <text:p text:style-name="P3">Notre deuxième point de fierté, c’est le nombre d’usagers-citoyens que nous faisons participer : en 6 ans, 7600 Bretons et Bretonnes ont participé activement à nos ateliers, nos expérimentations ! C’est la preuve que Ti Lab est un laboratoire totalement orienté vers eux. </text:p>
      <text:p text:style-name="P3">Nous sommes également fiers des projets qui sont passés à l’échelle, au bénéfice des usagers-citoyens, et de notre guide Utilo qui regroupe les pratiques d’intelligence collective listées par notre communauté. Cet outil d’utilité publique, sous licence ouverte pour faciliter le partage et la duplication, est à l’initiative d’une quinzaine d’agents issus d’une douzaine d’administrations différentes. Il est aujourd’hui passé à l’échelle nationale, avec un site internet et 600 curieux, de Québec à la Nouvelle-Calédonie, qui échangent sur leurs pratiques.</text:p>
      <text:p text:style-name="P3">Enfin, notre plus grande victoire, c’est peut-être tout simplement d’être encore là six ans après ! Nous n’avons pas perdu l’esprit initial, tout en ayant évolué. Stéphane Vincent, directeur de la 27<text:span text:style-name="T3">e</text:span> région, a récemment comparé Ti Lab au MyLab danois, un laboratoire qui a longtemps été une référence sur les questions d’innovation sociale ». </text:p>
      <text:p text:style-name="P3"/>
      <text:list xml:id="list35459298" text:continue-numbering="true" text:style-name="Outline">
        <text:list-item>
          <text:h text:style-name="P1" text:outline-level="1"><text:soft-page-break/>Quels ont été les échecs les plus significatifs dans la vie de Ti Lab  et comment rebondit-on après ?</text:h>
        </text:list-item>
      </text:list>
      <text:p text:style-name="P3"><text:span text:style-name="T2">Benoît Vallauri :</text:span> « Un laboratoire, c’est par essence un territoire de l’échec. Mais rien n’est un échec tant que l’on apprend quelque chose sur les raisons de ces ratages. Bien sûr, parfois nous avons été frustrés de devoir choisir entre certains sujets faute de moyens. Ou d’avoir accompagné des projets qui, à bien y regarder, n’auraient jamais dû entrer au laboratoire. Ces “erreurs de casting” nous ont obligés à bien définir les critères d’entrée et le positionnement de Ti Lab. J’ai l’impression qu’avec l’expérience, nous arrivons à transformer les frustrations en énergie. Ti Lab rebondit en se réinterrogeant sur sa façon de travailler ou en réfléchissant à son “anti-fragilité” : à force de prendre des coups, il devient plus solide ». </text:p>
      <text:p text:style-name="P3"/>
      <text:list xml:id="list35461887" text:continue-numbering="true" text:style-name="Outline">
        <text:list-item>
          <text:h text:style-name="P1" text:outline-level="1">Si certaines choses étaient à refaire ou à ne surtout pas refaire, quelles seraient-elles ? </text:h>
        </text:list-item>
      </text:list>
      <text:p text:style-name="P3"><text:span text:style-name="T2">Benoît Vallauri :</text:span> « La façon dont Ti Lab a grandi a été davantage faite en réaction qu’en vision. Si c’était à refaire, nous nous serions positionnés plus tôt en termes de trajectoires et de clarification de l’ambition, en réfléchissant peut-être à des modèles de co-gouvernance avec d’autres acteurs. C’est l’un de nos axes de réflexion pour 2024. </text:p>
      <text:p text:style-name="P3">Ces deux dernières années, j’aurais aimé avoir plus de temps à consacrer notre communauté. Nous avons été tellement absorbés par les projets accompagnés que nous l’avons réuni moins régulièrement qu’avant. </text:p>
      <text:p text:style-name="P3">Enfin, je me rends compte que nous aurions également pu mieux accompagner les agents dans “l’après-Lab”, quand ils retournent dans leur administration, et aborder davantage la fonction “transformation” pour faire bouger les lignes au sein des administrations ».</text:p>
      <text:p text:style-name="P3"/>
      <text:list xml:id="list35473126" text:continue-numbering="true" text:style-name="Outline">
        <text:list-item>
          <text:h text:style-name="P1" text:outline-level="1">Quelles ont été les rencontres clés dans la jeune vie de Ti Lab ?</text:h>
        </text:list-item>
      </text:list>
      <text:p text:style-name="P3"><text:span text:style-name="T2">Benoît Vallauri :</text:span> « Quand je suis arrivé pour créer Ti Lab, je n’avais pas un projet ficelé, mais une envie : le créer avec d’autres. Les premières rencontres marquantes ont été celles faites avec des agents publics motivés, très engagés dès le départ. Je ne peux pas tous les citer, mais sans eux, il n’y aurait pas de laboratoire ! </text:p>
      <text:p text:style-name="P3">D’autres rencontres ont été déterminantes, tout particulièrement avec les personnes qui ont fait émerger les laboratoires d’innovation à la DITP, Benoît XXX et Jeanne XX, ou Vincent XX et Nadège XX de la 27<text:span text:style-name="T3">e</text:span> région. Elles ont toujours été là pour nous aider à fixer le cap avec bienveillance et nous obliger à lever le nez du guidon ».</text:p>
      <text:p text:style-name="P3"/>
      <text:list xml:id="list35485992" text:continue-numbering="true" text:style-name="Outline">
        <text:list-item>
          <text:h text:style-name="P1" text:outline-level="1">Mais, en fait, à qui sert Ti Lab ?</text:h>
        </text:list-item>
      </text:list>
      <text:p text:style-name="P3"><text:span text:style-name="T2">Benoît Vallauri :</text:span> « Les clients de Ti Lab, nous préférons les appeler nos complices, sont variés. Ce sont majoritairement des acteurs publics qui nous saisissent  lorsqu’ils constatent une problématique liée à une action ou une politique publique sur leur territoire. Ti Lab travaille aussi pour des agents de service public qui ont envie de changer leur manière de travailler, de manière individuelle ou collective… Ti Lab peut également être saisi par des acteurs autres <text:soft-page-break/>que la sphère publique, à condition que ce projet porte bien sur un problème de politique publique et que ça réponde bien à une problématique d’intérêt général. Notre “living Lab”, LabAccess, est ainsi ouvert à tous ceux qui se sentent concernés par un sujet en lien avec l’accès aux droits dans un contexte de dématérialisation. Enfin, Ti Lab peut aussi s’autosaisir sur des problématiques ressenties par nos citoyens et dont personne ne s’empare. Je pense notamment à ses sujets sur la qualité de l’accueil, ou sur la conciliation entre transition écologique et justice sociale… </text:p>
      <text:p text:style-name="P3"/>
      <text:list xml:id="list35471979" text:continue-numbering="true" text:style-name="Outline">
        <text:list-item>
          <text:h text:style-name="P1" text:outline-level="1">Innover, ça veut dire quoi pour vous ?</text:h>
        </text:list-item>
      </text:list>
      <text:p text:style-name="P3"><text:span text:style-name="T2">Benoît Vallauri :</text:span> « Les piliers de l’innovation sont la liberté, la confiance et la diversité. Il n’y a pas de créativité sans liberté ! Dans un laboratoire d’innovation, nous avons besoin d’un espace de liberté pour travailler et cette liberté ne s’exprime que si l’on bénéficie d’une confiance <text:span text:style-name="T6">a priori</text:span>. Et sans diversité, l’innovation s’appauvrit.</text:p>
      <text:p text:style-name="P3">Innover, c’est travailler différemment ensemble, coopérer sincèrement sur un sujet commun, même quand on vient d’institutions différentes, en lâchant sa casquette et en se concentrant sur l’exploration de la problématique et le prototypage d’hypothèses à tester ensemble (plutôt que le solutionnisme directement). En effet, certains co-porteurs d’un projet ont tendance à arriver avec une solution toute-prête. Dans ce cas, j’ai tendance à dire qu’ils risquent fort de repartir avec des problèmes, car ces solutions traitent souvent un symptôme sans s’attaquer au problème principal. </text:p>
      <text:p text:style-name="P3">Innover, ça veut dire aussi associer le “penser” et le “faire” : il faut impérativement mettre les mains dans le cambouis en testant ce que l’on a imaginé. Nous sommes là pour effectuer des tests au niveau local et vérifier que l’on s’adresse au bon problème, que l’on a fait le tour de la question, que l’on n’a pas trop simplifié des sujets qui révèlent des éléments de complexité .</text:p>
      <text:p text:style-name="P3">Innover, c’est aussi modifier les canaux de la décision publique pour prendre davantage en compte la recherche scientifique, le retour d’expérience des citoyens-usagers et des agents en contact avec eux ».</text:p>
      <text:p text:style-name="P3"/>
      <text:list xml:id="list35487929" text:continue-numbering="true" text:style-name="Outline">
        <text:list-item>
          <text:h text:style-name="P1" text:outline-level="1">En quoi un lieu physique tel que le Ti Lab peut-il être source de créativité ?</text:h>
        </text:list-item>
      </text:list>
      <text:p text:style-name="P3"><text:span text:style-name="T2">Benoît Vallauri :</text:span> « Le Ti Lab, c’est un lieu de travail accessible, ouvert, créatif et chaleureux… Un lieu adapté à la coopération, à l’intelligence collective, à la facilitation. Il peut être entièrement réaménageable en moins d’un quart d’heure : rien ne sert d’avoir un mobilier dernier cri s’il n’est pas modulable ! Ce lieu affiche ce que l’on est : nous avons un mur des fiertés qui reprend les projets dont nous sommes les plus fiers, un centre de ressources qui sert à capitaliser sur ce que nous faisons. C’est indispensable si l’on veut que les méthodes d’intelligence collective infusent dans le quotidien et qu’elles se propagent. Le Ti Lab, c’est aussi un lieu de rencontres pour des agents qui souhaitent échanger sur leurs pratiques. C’est ce que nous appelons l’Archipel des pratiques ». </text:p>
      <text:p text:style-name="P3"/>
      <text:p text:style-name="P3"><text:span text:style-name="T1">Les devises de Ti Lab</text:span></text:p>
      <text:list xml:id="list5253834156370327222" text:style-name="WWNum5">
        <text:list-item>
          <text:p text:style-name="P2">« Avant de penser solutions, pensons problèmes ! »</text:p>
        </text:list-item>
        <text:list-item>
          <text:p text:style-name="P2"><text:soft-page-break/>« Ti Lab un jour, Ti Lab toujours »</text:p>
        </text:list-item>
        <text:list-item>
          <text:p text:style-name="P2">« Ti Lab est une Zone de Radicalité Bienveillante »</text:p>
        </text:list-item>
        <text:list-item>
          <text:p text:style-name="P2">Ti Lab est un joyau bien façonné depuis 6 ans, unique en son genre.</text:p>
        </text:list-item>
        <text:list-item>
          <text:p text:style-name="P2">« L’usager n’est pas défectueux »</text:p>
        </text:list-item>
        <text:list-item>
          <text:p text:style-name="P2">« La réciprocité, c’est plaisir d’offrir, joie de recevoir »</text:p>
        </text:list-item>
        <text:list-item>
          <text:p text:style-name="P2">« Proches des usagers-citoyens, et du terrain, nous sommes le 1<text:span text:style-name="T3">er</text:span> kilomètre de l’innovation publique ! »</text:p>
        </text:list-item>
      </text:list>
      <text:p text:style-name="P3"/>
      <text:p text:style-name="P3"><text:span text:style-name="T1">Ti Lab, en 6 ans, ce sont</text:span></text:p>
      <text:p text:style-name="P3"><text:span text:style-name="T8">7600</text:span><text:span text:style-name="T7"> </text:span>Bretons et Bretonnes ont participé activement à nos ateliers</text:p>
      <text:p text:style-name="P3"><text:span text:style-name="T8">21 851</text:span> entrées au laboratoire</text:p>
      <text:p text:style-name="P3"><text:span text:style-name="T8">500</text:span> personnes accueillies chaque mois dans nos locaux Ti Lab</text:p>
      <text:p text:style-name="P3"><text:span text:style-name="T8">13 000 </text:span>les personnes rencontrées en dehors de nos locaux, dont 7500 citoyens et 7500 agents.</text:p>
      <text:p text:style-name="P3">Environ <text:span text:style-name="T8">30</text:span> actions sont passées à l’échelle régionale et une dizaine passée à l’échelle nation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Times New Roma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text-align="justify" style:justify-single-word="false" fo:orphans="2" fo:widows="2" style:writing-mode="lr-tb"/>
      <style:text-properties style:use-window-font-color="true" style:font-name="Calibri Light" style:letter-kerning="true" style:language-asian="fr" style:country-asian="FR" style:font-name-complex="Calibri Light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1" style:list-style-name="Outline" style:class="chapter">
      <style:paragraph-properties fo:text-align="start" style:justify-single-word="false"/>
      <style:text-properties fo:font-size="14pt" fo:letter-spacing="-0.018cm" fo:font-weight="bold" style:letter-kerning="true" style:font-size-asian="14pt" style:font-weight-asian="bold" style:font-name-complex="F"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14pt" fo:letter-spacing="-0.018cm" fo:font-weight="bold" style:letter-kerning="true" style:font-size-asian="14pt" style:language-asian="fr" style:country-asian="FR" style:font-weight-asian="bold" style:font-name-complex="F" style:font-size-complex="14pt" style:font-weight-complex="bold"/>
    </style:style>
    <style:style style:name="En-tête_20_Car" style:display-name="En-tête Car" style:family="text" style:parent-style-name="Default_20_Paragraph_20_Font">
      <style:text-properties style:font-name="Calibri Light" style:letter-kerning="true" style:language-asian="fr" style:country-asian="FR" style:font-name-complex="Calibri Light1"/>
    </style:style>
    <style:style style:name="Pied_20_de_20_page_20_Car" style:display-name="Pied de page Car" style:family="text" style:parent-style-name="Default_20_Paragraph_20_Font">
      <style:text-properties style:font-name="Calibri Light" style:letter-kerning="true" style:language-asian="fr" style:country-asian="FR" style:font-name-complex="Calibri Light1"/>
    </style:style>
    <style:style style:name="ListLabel_20_1" style:display-name="ListLabel 1" style:family="text">
      <style:text-properties style:font-name-complex="Courier New1"/>
    </style:style>
    <text:outline-style style:name="Outline">
      <text:outline-level-style text:level="1" style:num-suffix="." style:num-format="1">
        <style:list-level-properties text:list-level-position-and-space-mode="label-alignment">
          <style:list-level-label-alignment text:label-followed-by="listtab" fo:text-indent="-0.635cm" fo:margin-left="1.134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63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TiLab / Son histoire, son avenir / Florence Jarry / V2 / Septembre 202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ence Jarry</meta:initial-creator>
    <dc:creator>Angélique Robert</dc:creator>
    <meta:editing-cycles>5</meta:editing-cycles>
    <meta:creation-date>2023-09-08T08:15:00</meta:creation-date>
    <dc:date>2023-11-17T15:22:50.43</dc:date>
    <meta:editing-duration>PT24S</meta:editing-duration>
    <meta:generator>OpenOffice/4.1.7$Win32 OpenOffice.org_project/417m1$Build-9800</meta:generator>
    <meta:document-statistic meta:table-count="0" meta:image-count="0" meta:object-count="0" meta:page-count="6" meta:paragraph-count="56" meta:word-count="2682" meta:character-count="162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